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26.601cm" svg:y="20.819cm">
            <draw:object draw:notify-on-update-of-ranges="Лист1.K4:Лист1.M4 Лист1.K5:Лист1.M5 Лист1.K6:Лист1.M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6.601cm" svg:y="10.885cm">
            <draw:object draw:notify-on-update-of-ranges="Лист1.B2:Лист1.F2 Лист1.B3:Лист1.F3 Лист1.B4:Лист1.F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6.309cm" svg:y="10.885cm">
            <draw:object draw:notify-on-update-of-ranges="Лист1.B9:Лист1.F9 Лист1.B10:Лист1.F10 Лист1.B11:Лист1.F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6.308cm" svg:y="20.792cm">
            <draw:object draw:notify-on-update-of-ranges="Лист1.B16:Лист1.F16 Лист1.B17:Лист1.F17 Лист1.B18:Лист1.F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/>
          <table:table-cell office:value-type="string" calcext:value-type="string" table:number-columns-spanned="5" table:number-rows-spanned="1">
            <text:p>Эпохи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Устройство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CL (AMD Radeon 6800 XT)</text:p>
          </table:table-cell>
          <table:table-cell office:value-type="float" office:value="0.003" calcext:value-type="float">
            <text:p>0,003</text:p>
          </table:table-cell>
          <table:table-cell office:value-type="float" office:value="0.05" calcext:value-type="float">
            <text:p>0,05</text:p>
          </table:table-cell>
          <table:table-cell office:value-type="float" office:value="0.382" calcext:value-type="float">
            <text:p>0,382</text:p>
          </table:table-cell>
          <table:table-cell office:value-type="float" office:value="3.72" calcext:value-type="float">
            <text:p>3,72</text:p>
          </table:table-cell>
          <table:table-cell office:value-type="float" office:value="37.48" calcext:value-type="float">
            <text:p>37,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роцессор (Intel Core i5-12600k)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1.59" calcext:value-type="float">
            <text:p>1,59</text:p>
          </table:table-cell>
          <table:table-cell table:number-columns-repeated="4"/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0" calcext:value-type="float">
            <text:p>160</text:p>
          </table:table-cell>
        </table:table-row>
        <table:table-row table:style-name="ro1">
          <table:table-cell table:number-columns-repeated="10"/>
          <table:table-cell table:style-name="ce1" table:formula="of:=[.F3]" office:value-type="float" office:value="37.48" calcext:value-type="float">
            <text:p>37,48</text:p>
          </table:table-cell>
          <table:table-cell table:style-name="ce1" table:formula="of:=[.F10]" office:value-type="float" office:value="38.59" calcext:value-type="float">
            <text:p>38,59</text:p>
          </table:table-cell>
          <table:table-cell table:style-name="ce1" table:formula="of:=[.F17]" office:value-type="float" office:value="41.38" calcext:value-type="float">
            <text:p>41,38</text:p>
          </table:table-cell>
        </table:table-row>
        <table:table-row table:style-name="ro1">
          <table:table-cell office:value-type="string" calcext:value-type="string">
            <text:p>При 40 свойствах</text:p>
          </table:table-cell>
          <table:table-cell table:number-columns-repeated="9"/>
          <table:table-cell table:style-name="ce1" table:formula="of:=[.F4]" office:value-type="float" office:value="1.59" calcext:value-type="float">
            <text:p>1,59</text:p>
          </table:table-cell>
          <table:table-cell table:style-name="ce1" table:formula="of:=[.F11]" office:value-type="float" office:value="2.53" calcext:value-type="float">
            <text:p>2,53</text:p>
          </table:table-cell>
          <table:table-cell table:style-name="ce1" table:formula="of:=[.F18]" office:value-type="float" office:value="4.58" calcext:value-type="float">
            <text:p>4,5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 table:number-columns-spanned="5" table:number-rows-spanned="1">
            <text:p>Эпохи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Устройство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CL (AMD Radeon 6800 XT)</text:p>
          </table:table-cell>
          <table:table-cell office:value-type="float" office:value="0.003" calcext:value-type="float">
            <text:p>0,003</text:p>
          </table:table-cell>
          <table:table-cell office:value-type="float" office:value="0.05" calcext:value-type="float">
            <text:p>0,05</text:p>
          </table:table-cell>
          <table:table-cell office:value-type="float" office:value="0.4" calcext:value-type="float">
            <text:p>0,4</text:p>
          </table:table-cell>
          <table:table-cell office:value-type="float" office:value="3.87" calcext:value-type="float">
            <text:p>3,87</text:p>
          </table:table-cell>
          <table:table-cell office:value-type="float" office:value="38.59" calcext:value-type="float">
            <text:p>38,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роцессор (Intel Core i5-12600k)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36" calcext:value-type="float">
            <text:p>0,036</text:p>
          </table:table-cell>
          <table:table-cell office:value-type="float" office:value="0.253" calcext:value-type="float">
            <text:p>0,253</text:p>
          </table:table-cell>
          <table:table-cell office:value-type="float" office:value="2.53" calcext:value-type="float">
            <text:p>2,5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При 80 свойствах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 table:number-columns-spanned="5" table:number-rows-spanned="1">
            <text:p>Эпохи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Устройство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CL (AMD Radeon 6800 XT)</text:p>
          </table:table-cell>
          <table:table-cell office:value-type="float" office:value="0.003" calcext:value-type="float">
            <text:p>0,003</text:p>
          </table:table-cell>
          <table:table-cell office:value-type="float" office:value="0.06" calcext:value-type="float">
            <text:p>0,06</text:p>
          </table:table-cell>
          <table:table-cell office:value-type="float" office:value="0.4" calcext:value-type="float">
            <text:p>0,4</text:p>
          </table:table-cell>
          <table:table-cell office:value-type="float" office:value="4.12" calcext:value-type="float">
            <text:p>4,12</text:p>
          </table:table-cell>
          <table:table-cell office:value-type="float" office:value="41.38" calcext:value-type="float">
            <text:p>41,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роцессор (Intel Core i5-12600k)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4" calcext:value-type="float">
            <text:p>0,004</text:p>
          </table:table-cell>
          <table:table-cell office:value-type="float" office:value="0.058" calcext:value-type="float">
            <text:p>0,058</text:p>
          </table:table-cell>
          <table:table-cell office:value-type="float" office:value="0.425" calcext:value-type="float">
            <text:p>0,425</text:p>
          </table:table-cell>
          <table:table-cell office:value-type="float" office:value="4.58" calcext:value-type="float">
            <text:p>4,58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При 160 свойствах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4:30:15.164023379</meta:creation-date>
    <dc:date>2025-05-16T15:38:33.521847379</dc:date>
    <meta:editing-duration>PT13M43S</meta:editing-duration>
    <meta:editing-cycles>2</meta:editing-cycles>
    <meta:generator>LibreOffice/7.3.7.2$Linux_X86_64 LibreOffice_project/30$Build-2</meta:generator>
    <meta:document-statistic meta:table-count="1" meta:cell-count="69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167cm" svg:y="0.316cm" chart:style-name="ch2">
          <text:p>Время в зависимости от размерности данных</text:p>
        </chart:title>
        <chart:legend chart:legend-position="end" svg:x="13.651cm" svg:y="3.952cm" style:legend-expansion="high" chart:style-name="ch3"/>
        <chart:plot-area chart:style-name="ch4" table:cell-range-address="Лист1.K4:Лист1.M6" chart:data-source-has-labels="both" svg:x="1.331cm" svg:y="1.275cm" svg:width="12cm" svg:height="6.564cm">
          <chart:coordinate-region svg:x="1.952cm" svg:y="1.474cm" svg:width="11.099cm" svg:height="5.718cm"/>
          <chart:axis chart:dimension="x" chart:name="primary-x" chart:style-name="ch5" chartooo:axis-type="auto">
            <chartooo:date-scale/>
            <chart:title svg:x="5.805cm" svg:y="8.019cm" chart:style-name="ch6">
              <text:p>Количество свойств</text:p>
            </chart:title>
            <chart:categories table:cell-range-address="Лист1.K4:Лист1.M4"/>
          </chart:axis>
          <chart:axis chart:dimension="y" chart:name="primary-y" chart:style-name="ch5">
            <chart:title svg:x="0.451cm" svg:y="5.686cm" chart:style-name="ch7">
              <text:p>Время работы</text:p>
            </chart:title>
            <chart:grid chart:style-name="ch8" chart:class="major"/>
          </chart:axis>
          <chart:series chart:style-name="ch9" chart:values-cell-range-address="Лист1.K5:Лист1.M5" loext:label-string="opencl" chart:class="chart:line">
            <chart:data-point chart:repeated="3"/>
          </chart:series>
          <chart:series chart:style-name="ch10" chart:values-cell-range-address="Лист1.K6:Лист1.M6" loext:label-string="cpu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cl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Лист1.K4:Лист1.M4</svg:desc>
                </draw:g>
              </table:table-cell>
              <table:table-cell office:value-type="float" office:value="37.48">
                <text:p>37.48</text:p>
                <draw:g>
                  <svg:desc>Лист1.K5:Лист1.M5</svg:desc>
                </draw:g>
              </table:table-cell>
              <table:table-cell office:value-type="float" office:value="1.59">
                <text:p>1.59</text:p>
                <draw:g>
                  <svg:desc>Лист1.K6:Лист1.M6</svg:desc>
                </draw:g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8.59">
                <text:p>38.59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1.38">
                <text:p>41.38</text:p>
              </table:table-cell>
              <table:table-cell office:value-type="float" office:value="4.58">
                <text:p>4.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95cm" svg:y="0.316cm" chart:style-name="ch2">
          <text:p>Время работы для 40 свойств</text:p>
        </chart:title>
        <chart:legend chart:legend-position="end" svg:x="13.651cm" svg:y="3.952cm" style:legend-expansion="high" chart:style-name="ch3"/>
        <chart:plot-area chart:style-name="ch4" table:cell-range-address="Лист1.B2:Лист1.F4" chart:data-source-has-labels="both" svg:x="1.331cm" svg:y="1.275cm" svg:width="12cm" svg:height="6.564cm">
          <chart:coordinate-region svg:x="1.952cm" svg:y="1.474cm" svg:width="10.822cm" svg:height="5.718cm"/>
          <chart:axis chart:dimension="x" chart:name="primary-x" chart:style-name="ch5" chartooo:axis-type="auto">
            <chartooo:date-scale/>
            <chart:title svg:x="6.811cm" svg:y="8.019cm" chart:style-name="ch6">
              <text:p>Эпохи</text:p>
            </chart:title>
            <chart:categories table:cell-range-address="Лист1.B2:Лист1.F2"/>
          </chart:axis>
          <chart:axis chart:dimension="y" chart:name="primary-y" chart:style-name="ch5">
            <chart:title svg:x="0.451cm" svg:y="5.276cm" chart:style-name="ch7">
              <text:p>Секунды</text:p>
            </chart:title>
            <chart:grid chart:style-name="ch8" chart:class="major"/>
          </chart:axis>
          <chart:series chart:style-name="ch9" chart:values-cell-range-address="Лист1.B3:Лист1.F3" loext:label-string="opencl" chart:class="chart:line">
            <chart:data-point chart:repeated="5"/>
          </chart:series>
          <chart:series chart:style-name="ch10" chart:values-cell-range-address="Лист1.B4:Лист1.F4" loext:label-string="cpu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cl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B2:Лист1.F2</svg:desc>
                </draw:g>
              </table:table-cell>
              <table:table-cell office:value-type="float" office:value="0.003">
                <text:p>0.003</text:p>
                <draw:g>
                  <svg:desc>Лист1.B3:Лист1.F3</svg:desc>
                </draw:g>
              </table:table-cell>
              <table:table-cell office:value-type="float" office:value="0.00003">
                <text:p>0.00003</text:p>
                <draw:g>
                  <svg:desc>Лист1.B4:Лист1.F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5">
                <text:p>0.0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82">
                <text:p>0.38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.72">
                <text:p>3.7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7.48">
                <text:p>37.48</text:p>
              </table:table-cell>
              <table:table-cell office:value-type="float" office:value="1.59">
                <text:p>1.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95cm" svg:y="0.316cm" chart:style-name="ch2">
          <text:p>Время работы для 80 свойств</text:p>
        </chart:title>
        <chart:legend chart:legend-position="end" svg:x="13.651cm" svg:y="3.952cm" style:legend-expansion="high" chart:style-name="ch3"/>
        <chart:plot-area chart:style-name="ch4" table:cell-range-address="Лист1.B9:Лист1.F11" chart:data-source-has-labels="both" svg:x="1.331cm" svg:y="1.275cm" svg:width="12cm" svg:height="6.564cm">
          <chart:coordinate-region svg:x="1.952cm" svg:y="1.474cm" svg:width="10.822cm" svg:height="5.718cm"/>
          <chart:axis chart:dimension="x" chart:name="primary-x" chart:style-name="ch5" chartooo:axis-type="auto">
            <chartooo:date-scale/>
            <chart:title svg:x="6.811cm" svg:y="8.019cm" chart:style-name="ch6">
              <text:p>Эпохи</text:p>
            </chart:title>
            <chart:categories table:cell-range-address="Лист1.B9:Лист1.F9"/>
          </chart:axis>
          <chart:axis chart:dimension="y" chart:name="primary-y" chart:style-name="ch5">
            <chart:title svg:x="0.451cm" svg:y="5.276cm" chart:style-name="ch7">
              <text:p>Секунды</text:p>
            </chart:title>
            <chart:grid chart:style-name="ch8" chart:class="major"/>
          </chart:axis>
          <chart:series chart:style-name="ch9" chart:values-cell-range-address="Лист1.B10:Лист1.F10" loext:label-string="opencl" chart:class="chart:line">
            <chart:data-point chart:repeated="5"/>
          </chart:series>
          <chart:series chart:style-name="ch10" chart:values-cell-range-address="Лист1.B11:Лист1.F11" loext:label-string="cpu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cl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B9:Лист1.F9</svg:desc>
                </draw:g>
              </table:table-cell>
              <table:table-cell office:value-type="float" office:value="0.003">
                <text:p>0.003</text:p>
                <draw:g>
                  <svg:desc>Лист1.B10:Лист1.F10</svg:desc>
                </draw:g>
              </table:table-cell>
              <table:table-cell office:value-type="float" office:value="0.00005">
                <text:p>0.00005</text:p>
                <draw:g>
                  <svg:desc>Лист1.B11:Лист1.F1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5">
                <text:p>0.0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">
                <text:p>0.4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.87">
                <text:p>3.87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8.59">
                <text:p>38.59</text:p>
              </table:table-cell>
              <table:table-cell office:value-type="float" office:value="2.53">
                <text:p>2.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76cm" svg:y="0.316cm" chart:style-name="ch2">
          <text:p>Время работы для 160 свойств</text:p>
        </chart:title>
        <chart:legend chart:legend-position="end" svg:x="13.651cm" svg:y="3.952cm" style:legend-expansion="high" chart:style-name="ch3"/>
        <chart:plot-area chart:style-name="ch4" table:cell-range-address="Лист1.B16:Лист1.F18" chart:data-source-has-labels="both" svg:x="1.331cm" svg:y="1.275cm" svg:width="12cm" svg:height="6.564cm">
          <chart:coordinate-region svg:x="1.952cm" svg:y="1.474cm" svg:width="10.822cm" svg:height="5.718cm"/>
          <chart:axis chart:dimension="x" chart:name="primary-x" chart:style-name="ch5" chartooo:axis-type="auto">
            <chartooo:date-scale/>
            <chart:title svg:x="6.811cm" svg:y="8.019cm" chart:style-name="ch6">
              <text:p>Эпохи</text:p>
            </chart:title>
            <chart:categories table:cell-range-address="Лист1.B16:Лист1.F16"/>
          </chart:axis>
          <chart:axis chart:dimension="y" chart:name="primary-y" chart:style-name="ch5">
            <chart:title svg:x="0.451cm" svg:y="5.276cm" chart:style-name="ch7">
              <text:p>Секунды</text:p>
            </chart:title>
            <chart:grid chart:style-name="ch8" chart:class="major"/>
          </chart:axis>
          <chart:series chart:style-name="ch9" chart:values-cell-range-address="Лист1.B17:Лист1.F17" loext:label-string="opencl" chart:class="chart:line">
            <chart:data-point chart:repeated="5"/>
          </chart:series>
          <chart:series chart:style-name="ch10" chart:values-cell-range-address="Лист1.B18:Лист1.F18" loext:label-string="cpu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cl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B16:Лист1.F16</svg:desc>
                </draw:g>
              </table:table-cell>
              <table:table-cell office:value-type="float" office:value="0.003">
                <text:p>0.003</text:p>
                <draw:g>
                  <svg:desc>Лист1.B17:Лист1.F17</svg:desc>
                </draw:g>
              </table:table-cell>
              <table:table-cell office:value-type="float" office:value="0.00007">
                <text:p>0.00007</text:p>
                <draw:g>
                  <svg:desc>Лист1.B18:Лист1.F1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">
                <text:p>0.0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">
                <text:p>0.4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.12">
                <text:p>4.12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1.38">
                <text:p>41.38</text:p>
              </table:table-cell>
              <table:table-cell office:value-type="float" office:value="4.58">
                <text:p>4.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